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officeooo:rsid="005b3e24" officeooo:paragraph-rsid="0068b657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center" style:justify-single-word="false" style:shadow="none" style:writing-mode="page"/>
      <style:text-properties fo:font-size="10pt" fo:font-weight="bold" officeooo:rsid="00397d1a" officeooo:paragraph-rsid="000403ec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 fo:text-align="start" style:justify-single-word="false" style:shadow="none" style:writing-mode="page"/>
      <style:text-properties fo:font-size="10pt" fo:font-weight="normal" officeooo:rsid="00b0fffe" officeooo:paragraph-rsid="000403ec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50%" fo:text-align="start" style:justify-single-word="false" style:shadow="none" style:writing-mode="page"/>
      <style:text-properties fo:font-size="10pt" fo:font-weight="normal" officeooo:rsid="00b0fffe" officeooo:paragraph-rsid="000df47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0403e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09c44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0b813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68b65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 style:shadow="none" style:writing-mode="page"/>
      <style:text-properties fo:font-size="12pt" style:text-underline-style="none" fo:font-weight="normal" officeooo:rsid="0041886b" officeooo:paragraph-rsid="000403e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 style:shadow="none"/>
      <style:text-properties fo:font-size="12pt" fo:font-weight="bold" officeooo:rsid="000d7328" officeooo:paragraph-rsid="000403e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size="12pt" fo:font-weight="bold" officeooo:rsid="000d716c" officeooo:paragraph-rsid="000403e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0d7328" officeooo:paragraph-rsid="0068b657" style:font-size-asian="12pt" style:font-weight-asian="bold" style:font-size-complex="12pt" style:font-weight-complex="bold"/>
    </style:style>
    <style:style style:name="T1" style:family="text">
      <style:text-properties officeooo:rsid="005c4410"/>
    </style:style>
    <style:style style:name="T2" style:family="text">
      <style:text-properties officeooo:rsid="00191d4b"/>
    </style:style>
    <style:style style:name="T3" style:family="text">
      <style:text-properties officeooo:rsid="006d9500"/>
    </style:style>
    <style:style style:name="T4" style:family="text">
      <style:text-properties officeooo:rsid="00438a99"/>
    </style:style>
    <style:style style:name="T5" style:family="text">
      <style:text-properties officeooo:rsid="005ce824"/>
    </style:style>
    <style:style style:name="T6" style:family="text">
      <style:text-properties fo:font-style="normal" officeooo:rsid="001cfd86" style:font-style-asian="normal" style:font-style-complex="normal"/>
    </style:style>
    <style:style style:name="T7" style:family="text">
      <style:text-properties fo:font-style="normal" officeooo:rsid="005df49e" style:font-style-asian="normal" style:font-style-complex="normal"/>
    </style:style>
    <style:style style:name="T8" style:family="text">
      <style:text-properties fo:font-style="normal" officeooo:rsid="0044ed27" style:font-style-asian="normal" style:font-style-complex="normal"/>
    </style:style>
    <style:style style:name="T9" style:family="text">
      <style:text-properties fo:font-style="normal" officeooo:rsid="0048cc42" style:font-style-asian="normal" style:font-style-complex="normal"/>
    </style:style>
    <style:style style:name="T10" style:family="text">
      <style:text-properties fo:font-style="normal" officeooo:rsid="0068b657" style:font-style-asian="normal" style:font-style-complex="normal"/>
    </style:style>
    <style:style style:name="T11" style:family="text">
      <style:text-properties fo:font-style="normal" officeooo:rsid="006f7302" style:font-style-asian="normal" style:font-style-complex="normal"/>
    </style:style>
    <style:style style:name="T12" style:family="text">
      <style:text-properties fo:font-style="normal" officeooo:rsid="007fdaa5" style:font-style-asian="normal" style:font-style-complex="normal"/>
    </style:style>
    <style:style style:name="T13" style:family="text">
      <style:text-properties fo:font-style="normal" officeooo:rsid="00881658" style:font-style-asian="normal" style:font-style-complex="normal"/>
    </style:style>
    <style:style style:name="T14" style:family="text">
      <style:text-properties fo:font-style="normal" officeooo:rsid="0092b8dd" style:font-style-asian="normal" style:font-style-complex="normal"/>
    </style:style>
    <style:style style:name="T15" style:family="text">
      <style:text-properties officeooo:rsid="00130697"/>
    </style:style>
    <style:style style:name="T16" style:family="text">
      <style:text-properties style:text-position="super 58%" officeooo:rsid="001156be"/>
    </style:style>
    <style:style style:name="T17" style:family="text">
      <style:text-properties officeooo:rsid="001cfd86"/>
    </style:style>
    <style:style style:name="T18" style:family="text">
      <style:text-properties officeooo:rsid="00b205e9"/>
    </style:style>
    <style:style style:name="T19" style:family="text">
      <style:text-properties fo:font-weight="bold" officeooo:rsid="00b205e9" style:font-weight-asian="bold" style:font-weight-complex="bold"/>
    </style:style>
    <style:style style:name="T20" style:family="text">
      <style:text-properties fo:font-weight="bold" officeooo:rsid="00b77f0d" style:font-weight-asian="bold" style:font-weight-complex="bold"/>
    </style:style>
    <style:style style:name="T21" style:family="text">
      <style:text-properties fo:font-weight="bold" officeooo:rsid="003336b2" style:font-weight-asian="bold" style:font-weight-complex="bold"/>
    </style:style>
    <style:style style:name="T22" style:family="text">
      <style:text-properties fo:font-weight="bold" officeooo:rsid="00746057" style:font-weight-asian="bold" style:font-weight-complex="bold"/>
    </style:style>
    <style:style style:name="T23" style:family="text">
      <style:text-properties fo:font-weight="bold" officeooo:rsid="0078542b" style:font-weight-asian="bold" style:font-weight-complex="bold"/>
    </style:style>
    <style:style style:name="T24" style:family="text">
      <style:text-properties fo:font-weight="bold" officeooo:rsid="007939e5" style:font-weight-asian="bold" style:font-weight-complex="bold"/>
    </style:style>
    <style:style style:name="T25" style:family="text">
      <style:text-properties fo:font-weight="bold" officeooo:rsid="001e17e6" style:font-weight-asian="bold" style:font-weight-complex="bold"/>
    </style:style>
    <style:style style:name="T26" style:family="text">
      <style:text-properties fo:font-weight="bold" officeooo:rsid="0020097a" style:font-weight-asian="bold" style:font-weight-complex="bold"/>
    </style:style>
    <style:style style:name="T27" style:family="text">
      <style:text-properties fo:font-weight="bold" officeooo:rsid="00257292" style:font-weight-asian="bold" style:font-weight-complex="bold"/>
    </style:style>
    <style:style style:name="T28" style:family="text">
      <style:text-properties fo:font-weight="bold" officeooo:rsid="0035edc4" style:font-weight-asian="bold" style:font-weight-complex="bold"/>
    </style:style>
    <style:style style:name="T29" style:family="text">
      <style:text-properties fo:font-weight="bold" officeooo:rsid="00864e43" style:font-weight-asian="bold" style:font-weight-complex="bold"/>
    </style:style>
    <style:style style:name="T30" style:family="text">
      <style:text-properties fo:font-weight="bold" officeooo:rsid="00881658" style:font-weight-asian="bold" style:font-weight-complex="bold"/>
    </style:style>
    <style:style style:name="T31" style:family="text">
      <style:text-properties fo:font-weight="bold" officeooo:rsid="008c7ae4" style:font-weight-asian="bold" style:font-weight-complex="bold"/>
    </style:style>
    <style:style style:name="T32" style:family="text">
      <style:text-properties fo:font-weight="bold" officeooo:rsid="008e0d15" style:font-weight-asian="bold" style:font-weight-complex="bold"/>
    </style:style>
    <style:style style:name="T33" style:family="text">
      <style:text-properties officeooo:rsid="00b4c57c"/>
    </style:style>
    <style:style style:name="T34" style:family="text">
      <style:text-properties officeooo:rsid="0054c328"/>
    </style:style>
    <style:style style:name="T35" style:family="text">
      <style:text-properties officeooo:rsid="0044e5da"/>
    </style:style>
    <style:style style:name="T36" style:family="text">
      <style:text-properties officeooo:rsid="00b3d835"/>
    </style:style>
    <style:style style:name="T37" style:family="text">
      <style:text-properties officeooo:rsid="001e79c7"/>
    </style:style>
    <style:style style:name="T38" style:family="text">
      <style:text-properties officeooo:rsid="0046c05d"/>
    </style:style>
    <style:style style:name="T39" style:family="text">
      <style:text-properties officeooo:rsid="0045646b"/>
    </style:style>
    <style:style style:name="T40" style:family="text">
      <style:text-properties officeooo:rsid="00b6dea3"/>
    </style:style>
    <style:style style:name="T41" style:family="text">
      <style:text-properties officeooo:rsid="00b77f0d"/>
    </style:style>
    <style:style style:name="T42" style:family="text">
      <style:text-properties officeooo:rsid="00b98715"/>
    </style:style>
    <style:style style:name="T43" style:family="text">
      <style:text-properties officeooo:rsid="00171a9c"/>
    </style:style>
    <style:style style:name="T44" style:family="text">
      <style:text-properties officeooo:rsid="002187c7"/>
    </style:style>
    <style:style style:name="T45" style:family="text">
      <style:text-properties officeooo:rsid="00befdb6"/>
    </style:style>
    <style:style style:name="T46" style:family="text">
      <style:text-properties officeooo:rsid="00225ccc"/>
    </style:style>
    <style:style style:name="T47" style:family="text">
      <style:text-properties officeooo:rsid="003336b2"/>
    </style:style>
    <style:style style:name="T48" style:family="text">
      <style:text-properties officeooo:rsid="0046dc31"/>
    </style:style>
    <style:style style:name="T49" style:family="text">
      <style:text-properties officeooo:rsid="00407587"/>
    </style:style>
    <style:style style:name="T50" style:family="text">
      <style:text-properties style:text-underline-style="solid" style:text-underline-width="auto" style:text-underline-color="font-color" officeooo:rsid="00407587"/>
    </style:style>
    <style:style style:name="T51" style:family="text">
      <style:text-properties style:text-underline-style="solid" style:text-underline-width="auto" style:text-underline-color="font-color" officeooo:rsid="007fdaa5"/>
    </style:style>
    <style:style style:name="T52" style:family="text">
      <style:text-properties style:text-underline-style="solid" style:text-underline-width="auto" style:text-underline-color="font-color" officeooo:rsid="008999d7"/>
    </style:style>
    <style:style style:name="T53" style:family="text">
      <style:text-properties style:text-underline-style="solid" style:text-underline-width="auto" style:text-underline-color="font-color" officeooo:rsid="00949f56"/>
    </style:style>
    <style:style style:name="T54" style:family="text">
      <style:text-properties style:text-underline-style="none" officeooo:rsid="00191d4b"/>
    </style:style>
    <style:style style:name="T55" style:family="text">
      <style:text-properties style:text-underline-style="none" officeooo:rsid="000c108a"/>
    </style:style>
    <style:style style:name="T56" style:family="text">
      <style:text-properties style:text-underline-style="none" officeooo:rsid="00411c45"/>
    </style:style>
    <style:style style:name="T57" style:family="text">
      <style:text-properties style:text-underline-style="none" officeooo:rsid="0041886b"/>
    </style:style>
    <style:style style:name="T58" style:family="text">
      <style:text-properties officeooo:rsid="0070130a"/>
    </style:style>
    <style:style style:name="T59" style:family="text">
      <style:text-properties officeooo:rsid="0052ca4a"/>
    </style:style>
    <style:style style:name="T60" style:family="text">
      <style:text-properties officeooo:rsid="007939e5"/>
    </style:style>
    <style:style style:name="T61" style:family="text">
      <style:text-properties officeooo:rsid="007ab5b7"/>
    </style:style>
    <style:style style:name="T62" style:family="text">
      <style:text-properties fo:font-style="italic" officeooo:rsid="000e7c03" style:font-style-asian="italic" style:font-style-complex="italic"/>
    </style:style>
    <style:style style:name="T63" style:family="text">
      <style:text-properties fo:font-style="italic" officeooo:rsid="0044ed27" style:font-style-asian="italic" style:font-style-complex="italic"/>
    </style:style>
    <style:style style:name="T64" style:family="text">
      <style:text-properties officeooo:rsid="000403ec"/>
    </style:style>
    <style:style style:name="T65" style:family="text">
      <style:text-properties officeooo:rsid="00084521"/>
    </style:style>
    <style:style style:name="T66" style:family="text">
      <style:text-properties officeooo:rsid="0009c448"/>
    </style:style>
    <style:style style:name="T67" style:family="text">
      <style:text-properties officeooo:rsid="000df47a"/>
    </style:style>
    <style:style style:name="T68" style:family="text">
      <style:text-properties officeooo:rsid="0014854a"/>
    </style:style>
    <style:style style:name="T69" style:family="text">
      <style:text-properties officeooo:rsid="0020097a"/>
    </style:style>
    <style:style style:name="T70" style:family="text">
      <style:text-properties officeooo:rsid="00223d94"/>
    </style:style>
    <style:style style:name="T71" style:family="text">
      <style:text-properties officeooo:rsid="0029201c"/>
    </style:style>
    <style:style style:name="T72" style:family="text">
      <style:text-properties officeooo:rsid="002c1fd2"/>
    </style:style>
    <style:style style:name="T73" style:family="text">
      <style:text-properties officeooo:rsid="00395ea8"/>
    </style:style>
    <style:style style:name="T74" style:family="text">
      <style:text-properties officeooo:rsid="003c2159"/>
    </style:style>
    <style:style style:name="T75" style:family="text">
      <style:text-properties officeooo:rsid="003f3503"/>
    </style:style>
    <style:style style:name="T76" style:family="text">
      <style:text-properties officeooo:rsid="003fd630"/>
    </style:style>
    <style:style style:name="T77" style:family="text">
      <style:text-properties officeooo:rsid="0044ddc7"/>
    </style:style>
    <style:style style:name="T78" style:family="text">
      <style:text-properties officeooo:rsid="0048d149"/>
    </style:style>
    <style:style style:name="T79" style:family="text">
      <style:text-properties officeooo:rsid="0049aef9"/>
    </style:style>
    <style:style style:name="T80" style:family="text">
      <style:text-properties officeooo:rsid="004cfdc1"/>
    </style:style>
    <style:style style:name="T81" style:family="text">
      <style:text-properties officeooo:rsid="0057cc59"/>
    </style:style>
    <style:style style:name="T82" style:family="text">
      <style:text-properties officeooo:rsid="00629745"/>
    </style:style>
    <style:style style:name="T83" style:family="text">
      <style:text-properties officeooo:rsid="005bb881"/>
    </style:style>
    <style:style style:name="T84" style:family="text">
      <style:text-properties fo:font-variant="small-caps"/>
    </style:style>
    <style:style style:name="T85" style:family="text">
      <style:text-properties fo:font-variant="small-caps" officeooo:rsid="00672a40"/>
    </style:style>
    <style:style style:name="T86" style:family="text">
      <style:text-properties fo:font-variant="small-caps" officeooo:rsid="0068b657"/>
    </style:style>
    <style:style style:name="T87" style:family="text">
      <style:text-properties fo:font-variant="small-caps" officeooo:rsid="0070773f"/>
    </style:style>
    <style:style style:name="T88" style:family="text">
      <style:text-properties fo:font-variant="small-caps" officeooo:rsid="00721997"/>
    </style:style>
    <style:style style:name="T89" style:family="text">
      <style:text-properties officeooo:rsid="0068b657"/>
    </style:style>
    <style:style style:name="T90" style:family="text">
      <style:text-properties officeooo:rsid="0070773f"/>
    </style:style>
    <style:style style:name="T91" style:family="text">
      <style:text-properties officeooo:rsid="007bc6d7"/>
    </style:style>
    <style:style style:name="T92" style:family="text">
      <style:text-properties officeooo:rsid="007fdaa5"/>
    </style:style>
    <style:style style:name="T93" style:family="text">
      <style:text-properties officeooo:rsid="008339a1"/>
    </style:style>
    <style:style style:name="T94" style:family="text">
      <style:text-properties officeooo:rsid="00864e43"/>
    </style:style>
    <style:style style:name="T95" style:family="text">
      <style:text-properties officeooo:rsid="00881658"/>
    </style:style>
    <style:style style:name="T96" style:family="text">
      <style:text-properties officeooo:rsid="008e0d15"/>
    </style:style>
    <style:style style:name="T97" style:family="text">
      <style:text-properties officeooo:rsid="00949f56"/>
    </style:style>
    <style:style style:name="T98" style:family="text">
      <style:text-properties officeooo:rsid="00965ed4"/>
    </style:style>
    <style:style style:name="T99" style:family="text">
      <style:text-properties officeooo:rsid="009c1e65"/>
    </style:style>
    <style:style style:name="T100" style:family="text">
      <style:text-properties officeooo:rsid="009e0c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ntrôle de conjugaison 20<text:span text:style-name="T82">20</text:span>.<text:span text:style-name="T64">11</text:span>.<text:span text:style-name="T91">17</text:span> <text:span text:style-name="T64">(cinq verbes) / 5</text:span><text:span text:style-name="T16">e</text:span></text:p>
      <text:p text:style-name="P1"><text:tab/>Choisissez le sujet qui vous convient le mieux : A (<text:span text:style-name="T89">le plus </text:span>facile), B (<text:span text:style-name="T89">difficulté normale</text:span>) <text:span text:style-name="T89">ou C (le plus difficile)</text:span>. Traite<text:span text:style-name="T83">z</text:span> <text:span text:style-name="T84">l’un des </text:span><text:span text:style-name="T86">trois </text:span>sujets.</text:p>
      <text:p text:style-name="P1"><text:tab/>Question 19 : <text:tab/>attention, donnez <text:span text:style-name="T84">la forme anglaise </text:span><text:span text:style-name="T88">(</text:span><text:span text:style-name="T87">ou allemande, sujet C)</text:span> <text:span text:style-name="T90">attendue</text:span>.</text:p>
      <text:p text:style-name="P1"><text:tab/>Question 20 : <text:tab/>analysez la forme verbale soulignée en donnant <text:span text:style-name="T84">les </text:span><text:span text:style-name="T85">4</text:span><text:span text:style-name="T84"> renseignements attendus</text:span>, à <text:span text:style-name="T99">savoir</text:span> : verbe à l’infinitif, mode, temps, personne</text:p>
      <text:p text:style-name="P12"/>
      <text:p text:style-name="P10"/>
      <text:p text:style-name="P10"><text:tab/><text:tab/>- <text:span text:style-name="T15">A -<text:tab/><text:tab/><text:tab/><text:tab/><text:tab/><text:tab/><text:tab/><text:tab/>- B -</text:span></text:p>
      <text:p text:style-name="P5">01] avoir. ind.<text:span text:style-name="T17">présent</text:span>.<text:span text:style-name="T4">2P</text:span><text:tab/><text:tab/><text:tab/><text:tab/><text:tab/>01] avoir. ind.imparfait.3<text:span text:style-name="T73">S</text:span></text:p>
      <text:p text:style-name="P5">02] <text:span text:style-name="T65">parler</text:span>. ind.<text:span text:style-name="T17">passé simple</text:span>.<text:span text:style-name="T100">3S</text:span><text:tab/><text:tab/><text:tab/><text:tab/><text:span text:style-name="T68">0</text:span>2] <text:span text:style-name="T66">parler</text:span>. ind.futur.3<text:span text:style-name="T73">P</text:span></text:p>
      <text:p text:style-name="P5">03] <text:span text:style-name="T65">saisir</text:span>. in<text:span text:style-name="T17">d.présent</text:span>.<text:span text:style-name="T17">3P<text:tab/></text:span><text:tab/><text:tab/><text:tab/><text:tab/>03] <text:span text:style-name="T66">saisir</text:span>. ind.passé composé.1<text:span text:style-name="T73">P</text:span></text:p>
      <text:p text:style-name="P5">04] <text:span text:style-name="T74">aller</text:span>. <text:span text:style-name="T6">ind</text:span><text:span text:style-name="T18">.présent.3S<text:tab/><text:tab/><text:tab/><text:tab/><text:tab/></text:span>04] <text:span text:style-name="T76">aller</text:span>. <text:span text:style-name="T19">cond</text:span><text:span text:style-name="T20">itionnel</text:span><text:span text:style-name="T18">.présent.1S</text:span></text:p>
      <text:p text:style-name="P5">0<text:span text:style-name="T18">5</text:span>] <text:span text:style-name="T74">avoir</text:span>. <text:span text:style-name="T18">ind.présent.1S<text:tab/><text:tab/><text:tab/><text:tab/><text:tab/></text:span>0<text:span text:style-name="T18">5</text:span>] <text:span text:style-name="T76">avoir</text:span>. <text:span text:style-name="T18">ind.présent.2P</text:span></text:p>
      <text:p text:style-name="P6">0<text:span text:style-name="T33">6</text:span>] <text:span text:style-name="T74">parler</text:span>. <text:span text:style-name="T34">ind.passé composé</text:span>.<text:span text:style-name="T35">3P<text:tab/></text:span><text:tab/><text:tab/><text:tab/>0<text:span text:style-name="T33">6</text:span>] <text:span text:style-name="T76">parler</text:span>. ind.<text:span text:style-name="T36">plus-que-parfait</text:span>.3<text:span text:style-name="T73">S</text:span></text:p>
      <text:p text:style-name="P5">0<text:span text:style-name="T33">7</text:span>] ê<text:span text:style-name="T92">tre</text:span>. ind.<text:span text:style-name="T37">imparfait</text:span>.<text:span text:style-name="T38">2S<text:tab/></text:span><text:tab/><text:tab/><text:tab/><text:tab/>0<text:span text:style-name="T33">7</text:span>] <text:span text:style-name="T76">saisir</text:span>. ind.<text:span text:style-name="T36">passé simple</text:span>.3<text:span text:style-name="T73">P</text:span></text:p>
      <text:p text:style-name="P5">0<text:span text:style-name="T33">8</text:span>] <text:span text:style-name="T74">aller</text:span>. ind.<text:span text:style-name="T93">plus-que-parfait</text:span>.<text:span text:style-name="T39">3S<text:tab/><text:tab/><text:tab/><text:tab/></text:span>0<text:span text:style-name="T33">8</text:span>] <text:span text:style-name="T76">aller</text:span>. <text:span text:style-name="T29">subjonctif</text:span>.<text:span text:style-name="T94">présent</text:span>.<text:span text:style-name="T15">3S</text:span></text:p>
      <text:p text:style-name="P6">0<text:span text:style-name="T33">9</text:span>] <text:span text:style-name="T75">avoir</text:span>. <text:span text:style-name="T40">ind.imparfait.2P<text:tab/><text:tab/><text:tab/><text:tab/><text:tab/></text:span>0<text:span text:style-name="T33">9</text:span>] <text:span text:style-name="T76">avoir</text:span>. <text:span text:style-name="T40">ind.présent.1S</text:span></text:p>
      <text:p text:style-name="P5"><text:span text:style-name="T33">10</text:span>] <text:span text:style-name="T75">parler</text:span>. <text:span text:style-name="T37">ind.imparfait.3P<text:tab/><text:tab/><text:tab/><text:tab/><text:tab/>10</text:span>] <text:span text:style-name="T76">parler</text:span>. <text:span text:style-name="T20">impératif</text:span><text:span text:style-name="T41">.présent.2P</text:span></text:p>
      <text:p text:style-name="P5"><text:span text:style-name="T42">1</text:span>1] <text:span text:style-name="T75">saisir</text:span>. <text:span text:style-name="T34">ind</text:span>.<text:span text:style-name="T34">plus-que-parfait</text:span>.<text:span text:style-name="T4">1S<text:tab/><text:tab/><text:tab/><text:tab/>1</text:span>1] <text:span text:style-name="T76">saisir</text:span>. ind.imparfait.3<text:span text:style-name="T73">P</text:span></text:p>
      <text:p text:style-name="P7"><text:span text:style-name="T42">1</text:span>2] <text:span text:style-name="T75">aller</text:span>. ind.<text:span text:style-name="T37">imparfait</text:span>.<text:span text:style-name="T4">1P<text:tab/><text:tab/><text:tab/><text:tab/><text:tab/>1</text:span>2] <text:span text:style-name="T76">aller</text:span>. <text:span text:style-name="T30">subjonctif</text:span>.<text:span text:style-name="T95">présent</text:span>.<text:span text:style-name="T43">1P</text:span></text:p>
      <text:p text:style-name="P5"><text:span text:style-name="T42">1</text:span>3] <text:span text:style-name="T75">avoir</text:span>. ind.<text:span text:style-name="T44">futur</text:span>.<text:span text:style-name="T38">3S<text:tab/></text:span><text:tab/><text:tab/><text:tab/><text:tab/><text:tab/><text:span text:style-name="T42">1</text:span>3] <text:span text:style-name="T15">avoir</text:span>. ind.p<text:span text:style-name="T45">lus-que-parfait</text:span>.1<text:span text:style-name="T73">P</text:span></text:p>
      <text:p text:style-name="P5"><text:span text:style-name="T42">1</text:span>4] <text:span text:style-name="T75">parler</text:span>. <text:span text:style-name="T44">ind.futur.1P<text:tab/><text:tab/><text:tab/><text:tab/><text:tab/>1</text:span>4] <text:span text:style-name="T76">parler</text:span>. <text:span text:style-name="T19">cond</text:span><text:span text:style-name="T20">itionnel</text:span><text:span text:style-name="T18">.présent.1P</text:span></text:p>
      <text:p text:style-name="P5"><text:span text:style-name="T42">15</text:span>] ê<text:span text:style-name="T92">tre</text:span>. <text:span text:style-name="T18">ind.passé composé.2P<text:tab/><text:tab/><text:tab/><text:tab/>15</text:span>] <text:span text:style-name="T76">saisir</text:span>. <text:span text:style-name="T18">ind.plus-que-parfait.2P</text:span></text:p>
      <text:p text:style-name="P5"><text:span text:style-name="T42">16</text:span>] <text:span text:style-name="T75">aller</text:span>. ind.<text:span text:style-name="T46">futur</text:span>.<text:span text:style-name="T46">3P<text:tab/><text:tab/><text:tab/><text:tab/><text:tab/><text:tab/>16</text:span>] <text:span text:style-name="T76">aller</text:span>. ind.<text:span text:style-name="T36">plus-que-parfait</text:span>.3<text:span text:style-name="T73">P</text:span></text:p>
      <text:p text:style-name="P7"><text:span text:style-name="T42">17</text:span>] avoir. ind.<text:span text:style-name="T93">passé composé</text:span>.<text:span text:style-name="T46">3P<text:tab/><text:tab/><text:tab/><text:tab/>17</text:span>] <text:span text:style-name="T76">avoir</text:span>. <text:span text:style-name="T25">participe</text:span><text:span text:style-name="T47">.présent</text:span></text:p>
      <text:p text:style-name="P5"><text:span text:style-name="T42">18</text:span>] <text:span text:style-name="T65">parler</text:span>. ind.passé <text:span text:style-name="T46">composé</text:span>.<text:span text:style-name="T48">3S<text:tab/><text:tab/><text:tab/><text:tab/>18</text:span>] <text:span text:style-name="T76">parler</text:span>. <text:span text:style-name="T21">participe</text:span><text:span text:style-name="T47">.passé</text:span></text:p>
      <text:p text:style-name="P8"><text:span text:style-name="T65">19</text:span>] <text:span text:style-name="T63">be</text:span><text:span text:style-name="T8">.ind.présent.</text:span><text:span text:style-name="T12">2</text:span><text:span text:style-name="T10">S</text:span><text:span text:style-name="T9"><text:tab/></text:span><text:span text:style-name="T65"><text:tab/><text:tab/><text:tab/><text:tab/><text:tab/>19</text:span>] <text:span text:style-name="T63">be</text:span><text:span text:style-name="T8">.ind.présent.</text:span><text:span text:style-name="T13">2P</text:span></text:p>
      <text:p text:style-name="P5"><text:span text:style-name="T42">20</text:span>] <text:span text:style-name="T49">Ils </text:span><text:span text:style-name="T50">ont </text:span><text:span text:style-name="T51">pris</text:span><text:span text:style-name="T49"> le chien par le collier.</text:span><text:span text:style-name="T54"><text:tab/> <text:tab/></text:span><text:span text:style-name="T2"><text:tab/><text:tab/>20</text:span>] <text:span text:style-name="T73">Elle</text:span><text:span text:style-name="T55"> </text:span><text:span text:style-name="T52">irait</text:span><text:span text:style-name="T56"> </text:span><text:span text:style-name="T57">bien, mais …</text:span></text:p>
      <text:p text:style-name="P9"/>
      <text:p text:style-name="P2">- C -</text:p>
      <text:p text:style-name="P3">01] avoir. ind.<text:span text:style-name="T70">passé simple</text:span>.<text:span text:style-name="T98">3P</text:span><text:tab/><text:tab/><text:tab/><text:tab/><text:tab/><text:span text:style-name="T5">11</text:span>] <text:span text:style-name="T77">saisir</text:span>. ind.<text:span text:style-name="T58">plus-que-parfait</text:span>.3<text:span text:style-name="T73">S</text:span></text:p>
      <text:p text:style-name="P4">02] <text:span text:style-name="T67">parler</text:span>. <text:span text:style-name="T31">subjonctif</text:span>.<text:span text:style-name="T17">présent</text:span>.3<text:span text:style-name="T73">S</text:span><text:tab/><text:tab/><text:tab/><text:tab/><text:tab/><text:span text:style-name="T5">12</text:span>] <text:span text:style-name="T77">aller</text:span>. ind.<text:span text:style-name="T71">futur antérieur</text:span>.3<text:span text:style-name="T73">P</text:span></text:p>
      <text:p text:style-name="P3">03] <text:span text:style-name="T67">saisir</text:span>. <text:span text:style-name="T32">subjonctif</text:span><text:span text:style-name="T96">.présent</text:span>.<text:span text:style-name="T59">1P<text:tab/></text:span><text:tab/><text:tab/><text:tab/><text:tab/><text:span text:style-name="T5">1</text:span>3] <text:span text:style-name="T15">avoir</text:span>. ind.<text:span text:style-name="T72">passé antérieur</text:span>.<text:span text:style-name="T81">3S</text:span></text:p>
      <text:p text:style-name="P3">04] <text:span text:style-name="T77">aller</text:span>. <text:span text:style-name="T6">ind</text:span><text:span text:style-name="T18">.imparfait.3S<text:tab/><text:tab/><text:tab/><text:tab/><text:tab/><text:tab/>1</text:span>4] <text:span text:style-name="T67">parler</text:span>. <text:span text:style-name="T19">cond</text:span><text:span text:style-name="T20">itionnel</text:span><text:span text:style-name="T18">.présent.1S</text:span></text:p>
      <text:p text:style-name="P4">0<text:span text:style-name="T18">5</text:span>] avoir. <text:span text:style-name="T26">participe</text:span><text:span text:style-name="T69">.présent<text:tab/><text:tab/><text:tab/><text:tab/><text:tab/>15</text:span>] <text:span text:style-name="T67">saisir</text:span>. <text:span text:style-name="T22">conditionnel</text:span><text:span text:style-name="T18">.présent.2P</text:span></text:p>
      <text:p text:style-name="P4">0<text:span text:style-name="T1">6</text:span>] <text:span text:style-name="T77">parler</text:span>. <text:span text:style-name="T18">ind.passé composé.1S<text:tab/><text:tab/><text:tab/><text:tab/><text:tab/>16</text:span>] <text:span text:style-name="T78">aller</text:span>. <text:span text:style-name="T23">impératif</text:span><text:span text:style-name="T18">.présent.2P</text:span></text:p>
      <text:p text:style-name="P3">0<text:span text:style-name="T1">7</text:span>] <text:span text:style-name="T77">saisir</text:span>. ind.<text:span text:style-name="T3">imparfait</text:span>.<text:span text:style-name="T4">2P</text:span><text:tab/><text:tab/><text:tab/><text:tab/><text:tab/><text:span text:style-name="T5">17</text:span>] <text:span text:style-name="T78">avoir</text:span>. <text:span text:style-name="T24">impératif</text:span>.<text:span text:style-name="T60">présent</text:span>.<text:span text:style-name="T81">2S</text:span></text:p>
      <text:p text:style-name="P4">0<text:span text:style-name="T1">8</text:span>] <text:span text:style-name="T77">aller</text:span>. ind.<text:span text:style-name="T3">passé simple</text:span>.<text:span text:style-name="T3">3P</text:span><text:tab/><text:tab/><text:tab/><text:tab/><text:tab/><text:span text:style-name="T5">18</text:span>] <text:span text:style-name="T80">parler</text:span>. <text:span text:style-name="T28">participe</text:span>.<text:span text:style-name="T61">passé</text:span></text:p>
      <text:p text:style-name="P4">0<text:span text:style-name="T1">9</text:span>] avoir. <text:span text:style-name="T27">participe</text:span>.<text:span text:style-name="T79">passé</text:span><text:tab/><text:tab/><text:tab/><text:tab/><text:tab/><text:tab/><text:span text:style-name="T5">19</text:span>] <text:span text:style-name="T62">sein</text:span><text:span text:style-name="T7">. ind.</text:span><text:span text:style-name="T11">présent</text:span><text:span text:style-name="T7">.</text:span><text:span text:style-name="T14">3S</text:span></text:p>
      <text:p text:style-name="P3"><text:span text:style-name="T1">10</text:span>] <text:span text:style-name="T77">parler</text:span>. ind.<text:span text:style-name="T3">passé composé</text:span>.<text:span text:style-name="T4">1P</text:span><text:tab/><text:tab/><text:tab/><text:tab/><text:tab/><text:span text:style-name="T5">20</text:span>] <text:span text:style-name="T97">Bien qu’il </text:span><text:span text:style-name="T53">chante</text:span><text:span text:style-name="T97"> bien, …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1:34:52.619010397</meta:creation-date>
    <dc:date>2020-11-18T16:16:04.863723170</dc:date>
    <meta:editing-duration>PT1H3M47S</meta:editing-duration>
    <meta:editing-cycles>78</meta:editing-cycles>
    <meta:generator>LibreOffice/6.0.7.3$Linux_X86_64 LibreOffice_project/00m0$Build-3</meta:generator>
    <meta:print-date>2018-11-04T14:55:38.399754597</meta:print-date>
    <meta:document-statistic meta:table-count="0" meta:image-count="0" meta:object-count="0" meta:page-count="1" meta:paragraph-count="36" meta:word-count="282" meta:character-count="2384" meta:non-whitespace-character-count="2005"/>
  </office:meta>
</office:document-meta>
</file>